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a50" officeooo:paragraph-rsid="00109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mectric security. </text:p>
      <text:p text:style-name="P1">Token security, something you have.</text:p>
      <text:p text:style-name="P1">Password. Something you kno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53:46.766135980</meta:creation-date>
    <dc:date>2022-04-26T13:17:24.819648803</dc:date>
    <meta:editing-duration>PT13M28S</meta:editing-duration>
    <meta:editing-cycles>1</meta:editing-cycles>
    <meta:document-statistic meta:table-count="0" meta:image-count="0" meta:object-count="0" meta:page-count="1" meta:paragraph-count="3" meta:word-count="11" meta:character-count="85" meta:non-whitespace-character-count="76"/>
    <meta:generator>LibreOffice/6.4.7.2$Linux_X86_64 LibreOffice_project/40$Build-2</meta:generator>
  </office:meta>
</office:document-meta>
</file>